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2" style:family="table" style:master-page-name="Standard">
      <style:table-properties style:width="16.401cm" fo:margin-left="-0.199cm" style:page-number="auto" fo:break-before="page" table:align="left" style:writing-mode="lr-tb"/>
    </style:style>
    <style:style style:name="Tabla42.A" style:family="table-column">
      <style:table-column-properties style:column-width="8.763cm"/>
    </style:style>
    <style:style style:name="Tabla42.B" style:family="table-column">
      <style:table-column-properties style:column-width="3.725cm"/>
    </style:style>
    <style:style style:name="Tabla42.C" style:family="table-column">
      <style:table-column-properties style:column-width="3.912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2.B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a4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42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4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2.A7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42.A9" style:family="table-cell">
      <style:table-cell-properties style:vertical-align="middle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42.C9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0ccb3d" style:font-size-asian="12pt" style:font-weight-asian="bold"/>
    </style:style>
    <style:style style:name="P2" style:family="paragraph" style:parent-style-name="Standard">
      <style:paragraph-properties style:snap-to-layout-grid="false"/>
      <style:text-properties style:font-name="Arial" fo:font-size="10pt" fo:font-weight="bold" officeooo:paragraph-rsid="000ccb3d" style:font-size-asian="10pt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officeooo:paragraph-rsid="000ccb3d" style:font-size-asian="10pt" style:font-weight-asian="bold"/>
    </style:style>
    <style:style style:name="P4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officeooo:paragraph-rsid="000ccb3d" style:font-size-asian="10pt" style:font-weight-asian="bold" style:font-weight-complex="bold"/>
    </style:style>
    <style:style style:name="P5" style:family="paragraph" style:parent-style-name="Standard">
      <style:text-properties style:font-name="Arial" fo:font-size="10pt" fo:font-weight="bold" officeooo:paragraph-rsid="000ccb3d" style:font-size-asian="10pt" style:font-weight-asian="bold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officeooo:paragraph-rsid="000ccb3d" style:font-size-asian="10pt" style:font-weight-asian="bold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rial" fo:font-size="10pt" fo:font-weight="bold" officeooo:rsid="00117b1c" officeooo:paragraph-rsid="00117b1c" style:font-size-asian="10pt" style:font-weight-asian="bold"/>
    </style:style>
    <style:style style:name="P8" style:family="paragraph" style:parent-style-name="Standard">
      <style:text-properties style:font-name="Arial" fo:font-size="10pt" officeooo:paragraph-rsid="000ccb3d" style:font-size-asian="10pt"/>
    </style:style>
    <style:style style:name="P9" style:family="paragraph" style:parent-style-name="Standard">
      <style:text-properties style:font-name="Arial" fo:font-size="10pt" fo:font-weight="normal" officeooo:rsid="0047c06c" officeooo:paragraph-rsid="000ccb3d" style:font-size-asian="10pt" style:font-weight-asian="normal" style:font-weight-complex="normal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officeooo:rsid="00581962" officeooo:paragraph-rsid="000ccb3d" style:font-size-asian="10pt" style:font-weight-asian="normal" style:font-weight-complex="normal"/>
    </style:style>
    <style:style style:name="P11" style:family="paragraph" style:parent-style-name="Standard">
      <style:text-properties style:font-name="Arial" fo:font-size="10pt" fo:font-weight="normal" officeooo:paragraph-rsid="000ccb3d" style:font-size-asian="10pt" style:font-weight-asian="normal" style:font-weight-complex="normal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Arial" fo:font-size="10pt" fo:font-weight="normal" officeooo:paragraph-rsid="000ccb3d" style:font-size-asian="10pt" style:font-weight-asian="normal" style:font-weight-complex="normal"/>
    </style:style>
    <style:style style:name="P13" style:family="paragraph" style:parent-style-name="Standard">
      <style:text-properties style:font-name="Arial" officeooo:paragraph-rsid="000ccb3d"/>
    </style:style>
    <style:style style:name="P14" style:family="paragraph" style:parent-style-name="Standard">
      <style:text-properties style:font-name="Arial" fo:font-size="11pt" officeooo:paragraph-rsid="000ccb3d" style:font-size-asian="11pt" style:font-size-complex="11pt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officeooo:paragraph-rsid="000ccb3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Arial" fo:font-size="10pt" officeooo:paragraph-rsid="000ccb3d" style:font-size-asian="10pt" style:font-size-complex="10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Arial" fo:font-size="10pt" fo:font-weight="normal" officeooo:paragraph-rsid="000ccb3d" style:font-size-asian="10pt" style:font-weight-asian="normal" style:font-weight-complex="normal"/>
    </style:style>
    <style:style style:name="P18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1pt" officeooo:paragraph-rsid="000ccb3d" style:font-size-asian="11pt" style:font-name-complex="Arial" style:font-size-complex="11pt"/>
    </style:style>
    <style:style style:name="P19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1pt" officeooo:paragraph-rsid="000ccb3d" style:font-size-asian="11pt" style:font-size-complex="11pt"/>
    </style:style>
    <style:style style:name="P20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Arial" fo:font-size="11pt" officeooo:paragraph-rsid="000ccb3d" style:font-size-asian="11pt" style:font-name-complex="Arial" style:font-size-complex="11pt"/>
    </style:style>
    <style:style style:name="P21" style:family="paragraph" style:parent-style-name="Standard" style:list-style-name="WW8Num5">
      <style:paragraph-properties style:snap-to-layout-grid="false"/>
      <style:text-properties style:use-window-font-color="true" style:font-name="Arial" fo:font-size="10pt" officeooo:paragraph-rsid="00143070" style:font-size-asian="10pt"/>
    </style:style>
    <style:style style:name="P22" style:family="paragraph" style:parent-style-name="Standard" style:list-style-name="WW8Num5">
      <style:paragraph-properties style:snap-to-layout-grid="false"/>
      <style:text-properties style:font-name="Arial" fo:font-size="10pt" officeooo:paragraph-rsid="000ccb3d" style:font-size-asian="10pt"/>
    </style:style>
    <style:style style:name="P23" style:family="paragraph" style:parent-style-name="Standard" style:list-style-name="L1">
      <style:paragraph-properties fo:margin-left="1.249cm" fo:margin-right="0cm" fo:text-indent="-0.635cm" style:auto-text-indent="false"/>
      <style:text-properties style:font-name="Arial" fo:font-size="10pt" fo:font-weight="normal" officeooo:paragraph-rsid="000ccb3d" style:font-size-asian="10pt" style:font-weight-asian="normal" style:font-weight-complex="normal"/>
    </style:style>
    <style:style style:name="P2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1pt" officeooo:paragraph-rsid="000ccb3d" style:font-size-asian="11pt" style:font-size-complex="11pt"/>
    </style:style>
    <style:style style:name="P25" style:family="paragraph">
      <style:paragraph-properties fo:text-align="center"/>
    </style:style>
    <style:style style:name="T1" style:family="text">
      <style:text-properties officeooo:rsid="0041b64b"/>
    </style:style>
    <style:style style:name="T2" style:family="text">
      <style:text-properties officeooo:rsid="0049c93c"/>
    </style:style>
    <style:style style:name="T3" style:family="text">
      <style:text-properties officeooo:rsid="00242811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weight="bold" style:font-size-asian="10pt" style:font-weight-asian="bold" style:font-weight-complex="bold"/>
    </style:style>
    <style:style style:name="T6" style:family="text">
      <style:text-properties officeooo:rsid="005a5c5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a5c51" style:font-weight-asian="bold" style:font-weight-complex="bold"/>
    </style:style>
    <style:style style:name="T9" style:family="text">
      <style:text-properties fo:font-weight="bold" officeooo:rsid="0046ac67" style:font-weight-asian="bold" style:font-weight-complex="bold"/>
    </style:style>
    <style:style style:name="T10" style:family="text">
      <style:text-properties officeooo:rsid="00581962"/>
    </style:style>
    <style:style style:name="T11" style:family="text">
      <style:text-properties officeooo:rsid="000ccb3d"/>
    </style:style>
    <style:style style:name="T12" style:family="text">
      <style:text-properties style:font-name-complex="Arial"/>
    </style:style>
    <style:style style:name="T13" style:family="text">
      <style:text-properties officeooo:rsid="005fd19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line text:anchor-type="paragraph" draw:z-index="0" draw:style-name="gr1" draw:text-style-name="P25" svg:x1="-0.041cm" svg:y1="18.251cm" svg:x2="15.631cm" svg:y2="0.249cm"><text:p/></draw:line></text:p>
      <table:table table:name="Tabla42" table:style-name="Tabla42">
        <table:table-column table:style-name="Tabla42.A"/>
        <table:table-column table:style-name="Tabla42.B"/>
        <table:table-column table:style-name="Tabla42.C"/>
        <table:table-row table:style-name="Tabla42.1">
          <table:table-cell table:style-name="Tabla42.A1" table:number-columns-spanned="3" office:value-type="string">
            <text:p text:style-name="P1">ACTA Nº <text:span text:style-name="T1">24</text:span></text:p>
          </table:table-cell>
          <table:covered-table-cell/>
          <table:covered-table-cell/>
        </table:table-row>
        <table:table-row table:style-name="Tabla42.1">
          <table:table-cell table:style-name="Tabla42.A3" office:value-type="string">
            <text:p text:style-name="P2">Asistentes:</text:p>
          </table:table-cell>
          <table:table-cell table:style-name="Tabla42.B2" table:number-columns-spanned="2" office:value-type="string">
            <text:p text:style-name="P3">Fecha: </text:p>
          </table:table-cell>
          <table:covered-table-cell/>
        </table:table-row>
        <table:table-row table:style-name="Tabla42.1">
          <table:table-cell table:style-name="Tabla42.A3" office:value-type="string">
            <text:list xml:id="list4284238744724098077" text:style-name="WW8Num5">
              <text:list-item>
                <text:p text:style-name="P21">A<text:span text:style-name="T13">dalberto Álvarez Pérez</text:span></text:p>
              </text:list-item>
              <text:list-item>
                <text:p text:style-name="P22">Etiel Juan Domínguez Sánchez</text:p>
              </text:list-item>
              <text:list-item>
                <text:p text:style-name="P22">Iván Chillón García</text:p>
              </text:list-item>
            </text:list>
          </table:table-cell>
          <table:table-cell table:style-name="Tabla42.B3" table:number-columns-spanned="2" office:value-type="string">
            <text:p text:style-name="P3"><text:span text:style-name="T2">29</text:span>/<text:span text:style-name="T3">04</text:span>/1<text:span text:style-name="T3">3</text:span></text:p>
          </table:table-cell>
          <table:covered-table-cell/>
        </table:table-row>
        <table:table-row table:style-name="Tabla42.1">
          <table:table-cell table:style-name="Tabla42.A4" table:number-columns-spanned="3" office:value-type="string">
            <text:p text:style-name="P3">ORDEN DEL DÍA</text:p>
          </table:table-cell>
          <table:covered-table-cell/>
          <table:covered-table-cell/>
        </table:table-row>
        <table:table-row table:style-name="Tabla42.1">
          <table:table-cell table:style-name="Tabla42.A5" table:number-columns-spanned="3" office:value-type="string">
            <text:p text:style-name="P13"><text:span text:style-name="T4"><text:line-break/></text:span><text:span text:style-name="T5">1. Aprobación si procede del acta de la reunión anterior </text:span></text:p>
            <text:p text:style-name="P5">2. Informe de la reunión de CCP</text:p>
            <text:p text:style-name="P5"><text:span text:style-name="T6">3. Análisis de s</text:span>eguimiento de programaciones</text:p>
            <text:p text:style-name="P5"><text:span text:style-name="T11">4</text:span>. Sugerencias y preguntas</text:p>
            <text:p text:style-name="P8"/>
          </table:table-cell>
          <table:covered-table-cell/>
          <table:covered-table-cell/>
        </table:table-row>
        <table:table-row table:style-name="Tabla42.1">
          <table:table-cell table:style-name="Tabla42.A4" table:number-columns-spanned="3" office:value-type="string">
            <text:p text:style-name="P3">ASPECTOS TRATADOS Y DECISIONES ADOPTADAS</text:p>
          </table:table-cell>
          <table:covered-table-cell/>
          <table:covered-table-cell/>
        </table:table-row>
        <table:table-row table:style-name="Tabla42.1">
          <table:table-cell table:style-name="Tabla42.A7" table:number-columns-spanned="3" office:value-type="string">
            <text:p text:style-name="P5">1. Aprobación si procede del acta de la reunión anterior</text:p>
            <text:p text:style-name="P5"/>
            <text:p text:style-name="P9">Se aprueba</text:p>
            <text:p text:style-name="P9"/>
            <text:p text:style-name="P5">2. Informe de la reunión de CCP</text:p>
            <text:p text:style-name="P5"/>
            <text:p text:style-name="P16">Se informa de los aspectos tratados en la reunión de CCP del día _. De entre los puntos tratados cabe destacar:</text:p>
            <text:p text:style-name="P16"/>
            <text:list xml:id="list4687215489422007531" text:style-name="L1">
              <text:list-item>
                <text:p text:style-name="P23"/>
              </text:list-item>
            </text:list>
            <text:p text:style-name="P11"><text:span text:style-name="T8">3. </text:span><text:span text:style-name="T9">Análisis de s</text:span><text:span text:style-name="T7">eguimiento de programaciones</text:span></text:p>
            <text:p text:style-name="P17"/>
            <text:p text:style-name="P17">Se comentan los contenidos impartidos en cada módulo y materias y se debaten propuestas de coordinación y de posibles actividades a realizar.</text:p>
            <text:p text:style-name="P17"/>
            <text:p text:style-name="P4"><text:span text:style-name="T10">4</text:span>. Sugerencias y preguntas</text:p>
            <text:p text:style-name="P4"/>
            <text:p text:style-name="P10">No hay</text:p>
            <text:p text:style-name="P10"/>
          </table:table-cell>
          <table:covered-table-cell/>
          <table:covered-table-cell/>
        </table:table-row>
        <table:table-row table:style-name="Tabla42.1">
          <table:table-cell table:style-name="Tabla42.A4" table:number-columns-spanned="3" office:value-type="string">
            <text:p text:style-name="P3">TAREAS ASIGNADAS</text:p>
          </table:table-cell>
          <table:covered-table-cell/>
          <table:covered-table-cell/>
        </table:table-row>
        <table:table-row table:style-name="Tabla42.1">
          <table:table-cell table:style-name="Tabla42.A9" table:number-columns-spanned="2" office:value-type="string">
            <text:p text:style-name="P6"/>
          </table:table-cell>
          <table:covered-table-cell/>
          <table:table-cell table:style-name="Tabla42.C9" office:value-type="string">
            <text:p text:style-name="P7">Responsable</text:p>
          </table:table-cell>
        </table:table-row>
        <table:table-row table:style-name="Tabla42.1">
          <table:table-cell table:style-name="Tabla42.A9" table:number-columns-spanned="2" office:value-type="string">
            <text:p text:style-name="P12"/>
          </table:table-cell>
          <table:covered-table-cell/>
          <table:table-cell table:style-name="Tabla42.C9" office:value-type="string">
            <text:p text:style-name="P12"/>
          </table:table-cell>
        </table:table-row>
      </table:table>
      <text:p text:style-name="P13"/>
      <text:p text:style-name="P14">Sin más asuntos que tratar se levanta la sesión, de todo lo cual yo, como Jefe del Departamento, doy fe.</text:p>
      <text:p text:style-name="P20"/>
      <text:p text:style-name="P18">EL JEFE DEL DEPARTAMENTO <text:s text:c="6"/></text:p>
      <text:p text:style-name="P18"/>
      <text:p text:style-name="P18"/>
      <text:p text:style-name="P18"/>
      <text:p text:style-name="P18"/>
      <text:p text:style-name="P19"/>
      <text:p text:style-name="P19">Iván Chillón García <text:s text:c="8"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5z0" style:family="text">
      <style:text-properties fo:color="#a6af18"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3:57:18.501600193</meta:creation-date>
    <dc:date>2014-08-27T20:18:51.084319679</dc:date>
    <meta:editing-duration>PT2H20M1S</meta:editing-duration>
    <meta:editing-cycles>8</meta:editing-cycles>
    <meta:generator>LibreOffice/4.2.4.2$Linux_X86_64 LibreOffice_project/420m0$Build-2</meta:generator>
    <meta:document-statistic meta:table-count="1" meta:image-count="0" meta:object-count="0" meta:page-count="2" meta:paragraph-count="27" meta:word-count="159" meta:character-count="937" meta:non-whitespace-character-count="789"/>
  </office:meta>
</office:document-meta>
</file>